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E0000029ED260519D2F8E7945.png" manifest:media-type="image/png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8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8" draw:text-style-name="P5" draw:layer="layout" svg:width="1cm" svg:height="1cm" svg:x="1.7cm" svg:y="5.3cm">
            <draw:text-box>
              <text:p><text:span text:style-name="T2">T</text:span></text:p>
            </draw:text-box>
          </draw:frame>
          <draw:frame draw:style-name="gr9" draw:text-style-name="P6" draw:layer="layout" svg:width="0.858cm" svg:height="0.489cm" svg:x="1.934cm" svg:y="5.719cm">
            <draw:text-box>
              <text:p><text:span text:style-name="T3">orig</text:span></text:p>
            </draw:text-box>
          </draw:frame>
        </draw:g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3cm" svg:height="1.039cm" svg:x="5.8cm" svg:y="5.288cm">
          <draw:text-box>
            <text:p text:style-name="P1"><text:span text:style-name="T5">Sever </text:span><text:span text:style-name="T6">u</text:span><text:span text:style-name="T5"> = 3 from its original parent, 4</text:span></text:p>
          </draw:text-box>
        </draw:frame>
        <draw:frame draw:style-name="gr18" draw:text-style-name="P2" draw:layer="layout" svg:width="0.5cm" svg:height="0.5cm" svg:x="8.6cm" svg:y="3.4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line draw:style-name="gr10" draw:text-style-name="P2" draw:layer="layout" svg:x1="10.488cm" svg:y1="2.625cm" svg:x2="11.5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4.776cm" svg:y1="3.126cm" svg:x2="14.776cm" svg:y2="4.126cm" draw:start-shape="id10" draw:start-glue-point="8" draw:end-shape="id11" draw:end-glue-point="4" svg:d="M14776 3126v1000" svg:viewBox="0 0 1 1001">
          <text:p/>
        </draw:connector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276cm" svg:y2="3.126cm" draw:start-shape="id11" draw:start-glue-point="5" draw:end-shape="id12" draw:end-glue-point="8" svg:d="M14351 4301c0-636-2075-49-2075-1175" svg:viewBox="0 0 2076 1176">
          <text:p/>
        </draw:connector>
        <draw:frame draw:style-name="gr17" draw:text-style-name="P8" draw:layer="layout" svg:width="5.3cm" svg:height="1.039cm" svg:x="12.3cm" svg:y="5.302cm">
          <draw:text-box>
            <text:p text:style-name="P1"><text:span text:style-name="T5">Reparent </text:span><text:span text:style-name="T6">u</text:span><text:span text:style-name="T5"> = 3 to its new parent, 2</text:span></text:p>
          </draw:text-box>
        </draw:frame>
        <draw:frame draw:style-name="gr18" draw:text-style-name="P2" draw:layer="layout" svg:width="0.574cm" svg:height="0.574cm" svg:x="14.2cm" svg:y="3.5cm">
          <draw:image xlink:href="Pictures/100003E200003E1D00003E1D9101B45A20183981.svg" xlink:type="simple" xlink:show="embed" xlink:actuate="onLoad">
            <text:p/>
          </draw:image>
          <draw:image xlink:href="Pictures/100002010000029E0000029ED260519D2F8E7945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7">(</text:span><text:span text:style-name="T2">q </text:span><text:span text:style-name="T7">)</text:span></text:p>
          </draw:text-box>
        </draw:frame>
        <draw:frame draw:style-name="gr19" draw:text-style-name="P9" draw:layer="layout" svg:width="0.3cm" svg:height="0.645cm" svg:x="16.4cm" svg:y="3.6cm">
          <draw:text-box>
            <text:p><text:span text:style-name="T8">3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5:00:00.245750283</dc:date>
    <meta:editing-duration>PT14H54M24S</meta:editing-duration>
    <meta:editing-cycles>34</meta:editing-cycles>
    <meta:generator>LibreOffice/6.0.7.3$Linux_X86_64 LibreOffice_project/00m0$Build-3</meta:generator>
    <meta:document-statistic meta:object-count="61"/>
  </office:meta>
</office:document-meta>
</file>